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0613559322" calcext:value-type="float">
            <text:p>2.23506</text:p>
          </table:table-cell>
          <table:table-cell office:value-type="float" office:value="2.35244757062147" calcext:value-type="float">
            <text:p>2.35245</text:p>
          </table:table-cell>
          <table:table-cell office:value-type="float" office:value="3.2766953220339" calcext:value-type="float">
            <text:p>3.27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37394350282" calcext:value-type="float">
            <text:p>2.21837</text:p>
          </table:table-cell>
          <table:table-cell office:value-type="float" office:value="2.35031880225989" calcext:value-type="float">
            <text:p>2.35032</text:p>
          </table:table-cell>
          <table:table-cell office:value-type="float" office:value="3.25439105084746" calcext:value-type="float">
            <text:p>3.254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27726553672" calcext:value-type="float">
            <text:p>2.34528</text:p>
          </table:table-cell>
          <table:table-cell office:value-type="float" office:value="2.06897918644068" calcext:value-type="float">
            <text:p>2.06898</text:p>
          </table:table-cell>
          <table:table-cell office:value-type="float" office:value="2.82218169491525" calcext:value-type="float">
            <text:p>2.82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68937853107" calcext:value-type="float">
            <text:p>2.25169</text:p>
          </table:table-cell>
          <table:table-cell office:value-type="float" office:value="2.34439762711864" calcext:value-type="float">
            <text:p>2.3444</text:p>
          </table:table-cell>
          <table:table-cell office:value-type="float" office:value="3.43033003389831" calcext:value-type="float">
            <text:p>3.430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121014689266" calcext:value-type="float">
            <text:p>2.34121</text:p>
          </table:table-cell>
          <table:table-cell office:value-type="float" office:value="2.04524506214689" calcext:value-type="float">
            <text:p>2.04525</text:p>
          </table:table-cell>
          <table:table-cell office:value-type="float" office:value="2.71181071186441" calcext:value-type="float">
            <text:p>2.71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770567231638" calcext:value-type="float">
            <text:p>2.32771</text:p>
          </table:table-cell>
          <table:table-cell office:value-type="float" office:value="2.12359584180791" calcext:value-type="float">
            <text:p>2.1236</text:p>
          </table:table-cell>
          <table:table-cell office:value-type="float" office:value="2.91217898305085" calcext:value-type="float">
            <text:p>2.91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372081355932" calcext:value-type="float">
            <text:p>2.31372</text:p>
          </table:table-cell>
          <table:table-cell office:value-type="float" office:value="2.18516488135593" calcext:value-type="float">
            <text:p>2.18516</text:p>
          </table:table-cell>
          <table:table-cell office:value-type="float" office:value="3.25131823728814" calcext:value-type="float">
            <text:p>3.251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842488135593" calcext:value-type="float">
            <text:p>2.30842</text:p>
          </table:table-cell>
          <table:table-cell office:value-type="float" office:value="2.16188420338983" calcext:value-type="float">
            <text:p>2.16188</text:p>
          </table:table-cell>
          <table:table-cell office:value-type="float" office:value="3.05853233898305" calcext:value-type="float">
            <text:p>3.058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5120903955" calcext:value-type="float">
            <text:p>2.20365</text:p>
          </table:table-cell>
          <table:table-cell office:value-type="float" office:value="2.30679877966102" calcext:value-type="float">
            <text:p>2.3068</text:p>
          </table:table-cell>
          <table:table-cell office:value-type="float" office:value="3.01654806779661" calcext:value-type="float">
            <text:p>3.016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780011299435" calcext:value-type="float">
            <text:p>2.2078</text:p>
          </table:table-cell>
          <table:table-cell office:value-type="float" office:value="2.30366757062147" calcext:value-type="float">
            <text:p>2.30367</text:p>
          </table:table-cell>
          <table:table-cell office:value-type="float" office:value="3.26006508474576" calcext:value-type="float">
            <text:p>3.260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19968361582" calcext:value-type="float">
            <text:p>2.3002</text:p>
          </table:table-cell>
          <table:table-cell office:value-type="float" office:value="2.11344262146893" calcext:value-type="float">
            <text:p>2.11344</text:p>
          </table:table-cell>
          <table:table-cell office:value-type="float" office:value="2.77831240677966" calcext:value-type="float">
            <text:p>2.778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223044067797" calcext:value-type="float">
            <text:p>2.29223</text:p>
          </table:table-cell>
          <table:table-cell office:value-type="float" office:value="2.09595247457627" calcext:value-type="float">
            <text:p>2.09595</text:p>
          </table:table-cell>
          <table:table-cell office:value-type="float" office:value="2.94022210169491" calcext:value-type="float">
            <text:p>2.940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77276836158" calcext:value-type="float">
            <text:p>2.29177</text:p>
          </table:table-cell>
          <table:table-cell office:value-type="float" office:value="2.1550195480226" calcext:value-type="float">
            <text:p>2.15502</text:p>
          </table:table-cell>
          <table:table-cell office:value-type="float" office:value="2.81922522033898" calcext:value-type="float">
            <text:p>2.819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39444067797" calcext:value-type="float">
            <text:p>2.28839</text:p>
          </table:table-cell>
          <table:table-cell office:value-type="float" office:value="2.16882167231638" calcext:value-type="float">
            <text:p>2.16882</text:p>
          </table:table-cell>
          <table:table-cell office:value-type="float" office:value="2.90293884745763" calcext:value-type="float">
            <text:p>2.902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56110734463" calcext:value-type="float">
            <text:p>2.28156</text:p>
          </table:table-cell>
          <table:table-cell office:value-type="float" office:value="2.05365918644068" calcext:value-type="float">
            <text:p>2.05366</text:p>
          </table:table-cell>
          <table:table-cell office:value-type="float" office:value="2.73574562711864" calcext:value-type="float">
            <text:p>2.735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059896045198" calcext:value-type="float">
            <text:p>2.2806</text:p>
          </table:table-cell>
          <table:table-cell office:value-type="float" office:value="2.20457342372881" calcext:value-type="float">
            <text:p>2.20457</text:p>
          </table:table-cell>
          <table:table-cell office:value-type="float" office:value="3.00049193220339" calcext:value-type="float">
            <text:p>3.000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18449717514" calcext:value-type="float">
            <text:p>2.27618</text:p>
          </table:table-cell>
          <table:table-cell office:value-type="float" office:value="2.25925636158192" calcext:value-type="float">
            <text:p>2.25926</text:p>
          </table:table-cell>
          <table:table-cell office:value-type="float" office:value="3.17117830508475" calcext:value-type="float">
            <text:p>3.171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91477966102" calcext:value-type="float">
            <text:p>2.27391</text:p>
          </table:table-cell>
          <table:table-cell office:value-type="float" office:value="2.22259455367232" calcext:value-type="float">
            <text:p>2.22259</text:p>
          </table:table-cell>
          <table:table-cell office:value-type="float" office:value="2.9274733559322" calcext:value-type="float">
            <text:p>2.927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311624858757" calcext:value-type="float">
            <text:p>2.27312</text:p>
          </table:table-cell>
          <table:table-cell office:value-type="float" office:value="2.20522833898305" calcext:value-type="float">
            <text:p>2.20523</text:p>
          </table:table-cell>
          <table:table-cell office:value-type="float" office:value="3.04126101694915" calcext:value-type="float">
            <text:p>3.04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927629378531" calcext:value-type="float">
            <text:p>2.26928</text:p>
          </table:table-cell>
          <table:table-cell office:value-type="float" office:value="2.23242092655367" calcext:value-type="float">
            <text:p>2.23242</text:p>
          </table:table-cell>
          <table:table-cell office:value-type="float" office:value="3.0191113220339" calcext:value-type="float">
            <text:p>3.019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13453107345" calcext:value-type="float">
            <text:p>2.26913</text:p>
          </table:table-cell>
          <table:table-cell office:value-type="float" office:value="2.31098933333333" calcext:value-type="float">
            <text:p>2.31099</text:p>
          </table:table-cell>
          <table:table-cell office:value-type="float" office:value="3.403248" calcext:value-type="float">
            <text:p>3.403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97918644068" calcext:value-type="float">
            <text:p>2.26898</text:p>
          </table:table-cell>
          <table:table-cell office:value-type="float" office:value="2.17381105084746" calcext:value-type="float">
            <text:p>2.17381</text:p>
          </table:table-cell>
          <table:table-cell office:value-type="float" office:value="2.78820610169492" calcext:value-type="float">
            <text:p>2.788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84101920904" calcext:value-type="float">
            <text:p>2.26841</text:p>
          </table:table-cell>
          <table:table-cell office:value-type="float" office:value="2.22503538983051" calcext:value-type="float">
            <text:p>2.22504</text:p>
          </table:table-cell>
          <table:table-cell office:value-type="float" office:value="2.97524040677966" calcext:value-type="float">
            <text:p>2.975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20395480226" calcext:value-type="float">
            <text:p>2.2672</text:p>
          </table:table-cell>
          <table:table-cell office:value-type="float" office:value="2.26287016949153" calcext:value-type="float">
            <text:p>2.26287</text:p>
          </table:table-cell>
          <table:table-cell office:value-type="float" office:value="3.28932230508475" calcext:value-type="float">
            <text:p>3.289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49866666667" calcext:value-type="float">
            <text:p>2.2645</text:p>
          </table:table-cell>
          <table:table-cell office:value-type="float" office:value="2.23582363841808" calcext:value-type="float">
            <text:p>2.23582</text:p>
          </table:table-cell>
          <table:table-cell office:value-type="float" office:value="3.08358671186441" calcext:value-type="float">
            <text:p>3.083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84341242938" calcext:value-type="float">
            <text:p>2.26384</text:p>
          </table:table-cell>
          <table:table-cell office:value-type="float" office:value="2.2337310960452" calcext:value-type="float">
            <text:p>2.23373</text:p>
          </table:table-cell>
          <table:table-cell office:value-type="float" office:value="3.03948691525424" calcext:value-type="float">
            <text:p>3.039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87066666667" calcext:value-type="float">
            <text:p>2.26287</text:p>
          </table:table-cell>
          <table:table-cell office:value-type="float" office:value="2.22847202259887" calcext:value-type="float">
            <text:p>2.22847</text:p>
          </table:table-cell>
          <table:table-cell office:value-type="float" office:value="2.97563037288136" calcext:value-type="float">
            <text:p>2.97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1237740113" calcext:value-type="float">
            <text:p>2.28012</text:p>
          </table:table-cell>
          <table:table-cell office:value-type="float" office:value="2.2624255819209" calcext:value-type="float">
            <text:p>2.26243</text:p>
          </table:table-cell>
          <table:table-cell office:value-type="float" office:value="3.12788094915254" calcext:value-type="float">
            <text:p>3.127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77444067797" calcext:value-type="float">
            <text:p>2.25077</text:p>
          </table:table-cell>
          <table:table-cell office:value-type="float" office:value="2.31629907344633" calcext:value-type="float">
            <text:p>2.3163</text:p>
          </table:table-cell>
          <table:table-cell office:value-type="float" office:value="3.25705654237288" calcext:value-type="float">
            <text:p>3.257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852" calcext:value-type="float">
            <text:p>2.24885</text:p>
          </table:table-cell>
          <table:table-cell office:value-type="float" office:value="2.33922748022599" calcext:value-type="float">
            <text:p>2.33923</text:p>
          </table:table-cell>
          <table:table-cell office:value-type="float" office:value="3.27378983050847" calcext:value-type="float">
            <text:p>3.273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70931073446" calcext:value-type="float">
            <text:p>2.26971</text:p>
          </table:table-cell>
          <table:table-cell office:value-type="float" office:value="2.24534908474576" calcext:value-type="float">
            <text:p>2.24535</text:p>
          </table:table-cell>
          <table:table-cell office:value-type="float" office:value="3.04684908474576" calcext:value-type="float">
            <text:p>3.046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73412429379" calcext:value-type="float">
            <text:p>2.24473</text:p>
          </table:table-cell>
          <table:table-cell office:value-type="float" office:value="2.29722745762712" calcext:value-type="float">
            <text:p>2.29723</text:p>
          </table:table-cell>
          <table:table-cell office:value-type="float" office:value="3.01528623728814" calcext:value-type="float">
            <text:p>3.01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47127683616" calcext:value-type="float">
            <text:p>2.24347</text:p>
          </table:table-cell>
          <table:table-cell office:value-type="float" office:value="2.36717206779661" calcext:value-type="float">
            <text:p>2.36717</text:p>
          </table:table-cell>
          <table:table-cell office:value-type="float" office:value="3.30698630508475" calcext:value-type="float">
            <text:p>3.306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13209039548" calcext:value-type="float">
            <text:p>2.24013</text:p>
          </table:table-cell>
          <table:table-cell office:value-type="float" office:value="2.24817468926554" calcext:value-type="float">
            <text:p>2.24817</text:p>
          </table:table-cell>
          <table:table-cell office:value-type="float" office:value="3.09087783050847" calcext:value-type="float">
            <text:p>3.09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924072316384" calcext:value-type="float">
            <text:p>2.23924</text:p>
          </table:table-cell>
          <table:table-cell office:value-type="float" office:value="2.31048919774011" calcext:value-type="float">
            <text:p>2.31049</text:p>
          </table:table-cell>
          <table:table-cell office:value-type="float" office:value="3.1042546440678" calcext:value-type="float">
            <text:p>3.104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842388700565" calcext:value-type="float">
            <text:p>2.23842</text:p>
          </table:table-cell>
          <table:table-cell office:value-type="float" office:value="2.27587439548023" calcext:value-type="float">
            <text:p>2.27587</text:p>
          </table:table-cell>
          <table:table-cell office:value-type="float" office:value="3.22090549152542" calcext:value-type="float">
            <text:p>3.22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50771299435" calcext:value-type="float">
            <text:p>2.23508</text:p>
          </table:table-cell>
          <table:table-cell office:value-type="float" office:value="2.18029306214689" calcext:value-type="float">
            <text:p>2.18029</text:p>
          </table:table-cell>
          <table:table-cell office:value-type="float" office:value="2.79187959322034" calcext:value-type="float">
            <text:p>2.791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264461016949" calcext:value-type="float">
            <text:p>2.26264</text:p>
          </table:table-cell>
          <table:table-cell office:value-type="float" office:value="2.23434574011299" calcext:value-type="float">
            <text:p>2.23435</text:p>
          </table:table-cell>
          <table:table-cell office:value-type="float" office:value="3.13069803389831" calcext:value-type="float">
            <text:p>3.13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3875706215" calcext:value-type="float">
            <text:p>2.22984</text:p>
          </table:table-cell>
          <table:table-cell office:value-type="float" office:value="2.23194474576271" calcext:value-type="float">
            <text:p>2.23194</text:p>
          </table:table-cell>
          <table:table-cell office:value-type="float" office:value="2.88026088135593" calcext:value-type="float">
            <text:p>2.880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46449039548" calcext:value-type="float">
            <text:p>2.22464</text:p>
          </table:table-cell>
          <table:table-cell office:value-type="float" office:value="2.26415857627119" calcext:value-type="float">
            <text:p>2.26416</text:p>
          </table:table-cell>
          <table:table-cell office:value-type="float" office:value="3.10588420338983" calcext:value-type="float">
            <text:p>3.10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50872316384" calcext:value-type="float">
            <text:p>2.22451</text:p>
          </table:table-cell>
          <table:table-cell office:value-type="float" office:value="2.22885505084746" calcext:value-type="float">
            <text:p>2.22886</text:p>
          </table:table-cell>
          <table:table-cell office:value-type="float" office:value="3.013744" calcext:value-type="float">
            <text:p>3.013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399692655367" calcext:value-type="float">
            <text:p>2.224</text:p>
          </table:table-cell>
          <table:table-cell office:value-type="float" office:value="2.28422268926554" calcext:value-type="float">
            <text:p>2.28422</text:p>
          </table:table-cell>
          <table:table-cell office:value-type="float" office:value="3.03449681355932" calcext:value-type="float">
            <text:p>3.0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7281355932" calcext:value-type="float">
            <text:p>2.22177</text:p>
          </table:table-cell>
          <table:table-cell office:value-type="float" office:value="2.3741060338983" calcext:value-type="float">
            <text:p>2.37411</text:p>
          </table:table-cell>
          <table:table-cell office:value-type="float" office:value="3.40460257627119" calcext:value-type="float">
            <text:p>3.40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97233898305" calcext:value-type="float">
            <text:p>2.21997</text:p>
          </table:table-cell>
          <table:table-cell office:value-type="float" office:value="2.31171606779661" calcext:value-type="float">
            <text:p>2.31172</text:p>
          </table:table-cell>
          <table:table-cell office:value-type="float" office:value="3.32300013559322" calcext:value-type="float">
            <text:p>3.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6386440678" calcext:value-type="float">
            <text:p>2.29064</text:p>
          </table:table-cell>
          <table:table-cell office:value-type="float" office:value="2.21898440677966" calcext:value-type="float">
            <text:p>2.21898</text:p>
          </table:table-cell>
          <table:table-cell office:value-type="float" office:value="3.02540176271186" calcext:value-type="float">
            <text:p>3.0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81057627119" calcext:value-type="float">
            <text:p>2.21781</text:p>
          </table:table-cell>
          <table:table-cell office:value-type="float" office:value="2.26605520903955" calcext:value-type="float">
            <text:p>2.26606</text:p>
          </table:table-cell>
          <table:table-cell office:value-type="float" office:value="2.87229342372881" calcext:value-type="float">
            <text:p>2.872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77055367232" calcext:value-type="float">
            <text:p>2.21377</text:p>
          </table:table-cell>
          <table:table-cell office:value-type="float" office:value="2.34420716384181" calcext:value-type="float">
            <text:p>2.34421</text:p>
          </table:table-cell>
          <table:table-cell office:value-type="float" office:value="3.06262562711864" calcext:value-type="float">
            <text:p>3.062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70122033898" calcext:value-type="float">
            <text:p>2.2067</text:p>
          </table:table-cell>
          <table:table-cell office:value-type="float" office:value="2.26596630508475" calcext:value-type="float">
            <text:p>2.26597</text:p>
          </table:table-cell>
          <table:table-cell office:value-type="float" office:value="3.03137816949153" calcext:value-type="float">
            <text:p>3.03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48700564972" calcext:value-type="float">
            <text:p>2.25349</text:p>
          </table:table-cell>
          <table:table-cell office:value-type="float" office:value="2.20101502824859" calcext:value-type="float">
            <text:p>2.20102</text:p>
          </table:table-cell>
          <table:table-cell office:value-type="float" office:value="2.85014074576271" calcext:value-type="float">
            <text:p>2.850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68974011299" calcext:value-type="float">
            <text:p>2.30069</text:p>
          </table:table-cell>
          <table:table-cell office:value-type="float" office:value="2.19165708474576" calcext:value-type="float">
            <text:p>2.19166</text:p>
          </table:table-cell>
          <table:table-cell office:value-type="float" office:value="3.05896406779661" calcext:value-type="float">
            <text:p>3.058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58517514124" calcext:value-type="float">
            <text:p>2.29459</text:p>
          </table:table-cell>
          <table:table-cell office:value-type="float" office:value="2.18695172881356" calcext:value-type="float">
            <text:p>2.18695</text:p>
          </table:table-cell>
          <table:table-cell office:value-type="float" office:value="3.06965071186441" calcext:value-type="float">
            <text:p>3.069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398960451977" calcext:value-type="float">
            <text:p>2.18399</text:p>
          </table:table-cell>
          <table:table-cell office:value-type="float" office:value="2.38428734463277" calcext:value-type="float">
            <text:p>2.38429</text:p>
          </table:table-cell>
          <table:table-cell office:value-type="float" office:value="3.24588122033898" calcext:value-type="float">
            <text:p>3.24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78481355932" calcext:value-type="float">
            <text:p>2.17578</text:p>
          </table:table-cell>
          <table:table-cell office:value-type="float" office:value="2.51376334463277" calcext:value-type="float">
            <text:p>2.51376</text:p>
          </table:table-cell>
          <table:table-cell office:value-type="float" office:value="3.612224" calcext:value-type="float">
            <text:p>3.612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81731073446" calcext:value-type="float">
            <text:p>2.28082</text:p>
          </table:table-cell>
          <table:table-cell office:value-type="float" office:value="2.17435561581921" calcext:value-type="float">
            <text:p>2.17436</text:p>
          </table:table-cell>
          <table:table-cell office:value-type="float" office:value="2.89055891525424" calcext:value-type="float">
            <text:p>2.890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865970621469" calcext:value-type="float">
            <text:p>2.15866</text:p>
          </table:table-cell>
          <table:table-cell office:value-type="float" office:value="2.43783575141243" calcext:value-type="float">
            <text:p>2.43784</text:p>
          </table:table-cell>
          <table:table-cell office:value-type="float" office:value="3.37517044067797" calcext:value-type="float">
            <text:p>3.375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4432142372881" calcext:value-type="float">
            <text:p>2.14432</text:p>
          </table:table-cell>
          <table:table-cell office:value-type="float" office:value="2.4298764519774" calcext:value-type="float">
            <text:p>2.42988</text:p>
          </table:table-cell>
          <table:table-cell office:value-type="float" office:value="3.31976027118644" calcext:value-type="float">
            <text:p>3.31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18666666667" calcext:value-type="float">
            <text:p>2.14419</text:p>
          </table:table-cell>
          <table:table-cell office:value-type="float" office:value="2.54987751412429" calcext:value-type="float">
            <text:p>2.54988</text:p>
          </table:table-cell>
          <table:table-cell office:value-type="float" office:value="3.61838454237288" calcext:value-type="float">
            <text:p>3.618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90929039548" calcext:value-type="float">
            <text:p>2.30909</text:p>
          </table:table-cell>
          <table:table-cell office:value-type="float" office:value="2.13470036158192" calcext:value-type="float">
            <text:p>2.1347</text:p>
          </table:table-cell>
          <table:table-cell office:value-type="float" office:value="2.90160786440678" calcext:value-type="float">
            <text:p>2.901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40289265537" calcext:value-type="float">
            <text:p>2.1284</text:p>
          </table:table-cell>
          <table:table-cell office:value-type="float" office:value="2.39466741242938" calcext:value-type="float">
            <text:p>2.39467</text:p>
          </table:table-cell>
          <table:table-cell office:value-type="float" office:value="3.03662074576271" calcext:value-type="float">
            <text:p>3.036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36797740113" calcext:value-type="float">
            <text:p>2.33237</text:p>
          </table:table-cell>
          <table:table-cell office:value-type="float" office:value="2.08804560451977" calcext:value-type="float">
            <text:p>2.08805</text:p>
          </table:table-cell>
          <table:table-cell office:value-type="float" office:value="2.75413857627119" calcext:value-type="float">
            <text:p>2.75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0" calcext:value-type="float">
            <text:p>0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5" calcext:value-type="float">
            <text:p>5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0" calcext:value-type="float">
            <text:p>0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0" calcext:value-type="float">
            <text:p>0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0613559322" calcext:value-type="float">
            <text:p>2.23506</text:p>
          </table:table-cell>
          <table:table-cell office:value-type="float" office:value="2.35244757062147" calcext:value-type="float">
            <text:p>2.35245</text:p>
          </table:table-cell>
          <table:table-cell office:value-type="float" office:value="3.2766953220339" calcext:value-type="float">
            <text:p>3.27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1:.BS15])" office:value-type="float" office:value="2.2804715480226" calcext:value-type="float">
            <text:p>2.28047</text:p>
          </table:table-cell>
          <table:table-cell table:formula="of:=AVERAGE([.BT1:.BT15])" office:value-type="float" office:value="2.18862633521657" calcext:value-type="float">
            <text:p>2.18863</text:p>
          </table:table-cell>
          <table:table-cell table:formula="of:=AVERAGE([.BU1:.BU15])" office:value-type="float" office:value="3.0113663819209" calcext:value-type="float">
            <text:p>3.01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37394350282" calcext:value-type="float">
            <text:p>2.21837</text:p>
          </table:table-cell>
          <table:table-cell office:value-type="float" office:value="2.35031880225989" calcext:value-type="float">
            <text:p>2.35032</text:p>
          </table:table-cell>
          <table:table-cell office:value-type="float" office:value="3.25439105084746" calcext:value-type="float">
            <text:p>3.254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1:.BS5])" office:value-type="float" office:value="2.27832241807909" calcext:value-type="float">
            <text:p>2.27832</text:p>
          </table:table-cell>
          <table:table-cell table:formula="of:=AVERAGE([.BT1:.BT5])" office:value-type="float" office:value="2.23227764971751" calcext:value-type="float">
            <text:p>2.23228</text:p>
          </table:table-cell>
          <table:table-cell table:formula="of:=AVERAGE([.BU1:.BU5])" office:value-type="float" office:value="3.09908176271187" calcext:value-type="float">
            <text:p>3.09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27726553672" calcext:value-type="float">
            <text:p>2.34528</text:p>
          </table:table-cell>
          <table:table-cell office:value-type="float" office:value="2.06897918644068" calcext:value-type="float">
            <text:p>2.06898</text:p>
          </table:table-cell>
          <table:table-cell office:value-type="float" office:value="2.82218169491525" calcext:value-type="float">
            <text:p>2.82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68937853107" calcext:value-type="float">
            <text:p>2.25169</text:p>
          </table:table-cell>
          <table:table-cell office:value-type="float" office:value="2.34439762711864" calcext:value-type="float">
            <text:p>2.3444</text:p>
          </table:table-cell>
          <table:table-cell office:value-type="float" office:value="3.43033003389831" calcext:value-type="float">
            <text:p>3.430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121014689266" calcext:value-type="float">
            <text:p>2.34121</text:p>
          </table:table-cell>
          <table:table-cell office:value-type="float" office:value="2.04524506214689" calcext:value-type="float">
            <text:p>2.04525</text:p>
          </table:table-cell>
          <table:table-cell office:value-type="float" office:value="2.71181071186441" calcext:value-type="float">
            <text:p>2.71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770567231638" calcext:value-type="float">
            <text:p>2.32771</text:p>
          </table:table-cell>
          <table:table-cell office:value-type="float" office:value="2.12359584180791" calcext:value-type="float">
            <text:p>2.1236</text:p>
          </table:table-cell>
          <table:table-cell office:value-type="float" office:value="2.91217898305085" calcext:value-type="float">
            <text:p>2.91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372081355932" calcext:value-type="float">
            <text:p>2.31372</text:p>
          </table:table-cell>
          <table:table-cell office:value-type="float" office:value="2.18516488135593" calcext:value-type="float">
            <text:p>2.18516</text:p>
          </table:table-cell>
          <table:table-cell office:value-type="float" office:value="3.25131823728814" calcext:value-type="float">
            <text:p>3.251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842488135593" calcext:value-type="float">
            <text:p>2.30842</text:p>
          </table:table-cell>
          <table:table-cell office:value-type="float" office:value="2.16188420338983" calcext:value-type="float">
            <text:p>2.16188</text:p>
          </table:table-cell>
          <table:table-cell office:value-type="float" office:value="3.05853233898305" calcext:value-type="float">
            <text:p>3.058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65120903955" calcext:value-type="float">
            <text:p>2.20365</text:p>
          </table:table-cell>
          <table:table-cell office:value-type="float" office:value="2.30679877966102" calcext:value-type="float">
            <text:p>2.3068</text:p>
          </table:table-cell>
          <table:table-cell office:value-type="float" office:value="3.01654806779661" calcext:value-type="float">
            <text:p>3.016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780011299435" calcext:value-type="float">
            <text:p>2.2078</text:p>
          </table:table-cell>
          <table:table-cell office:value-type="float" office:value="2.30366757062147" calcext:value-type="float">
            <text:p>2.30367</text:p>
          </table:table-cell>
          <table:table-cell office:value-type="float" office:value="3.26006508474576" calcext:value-type="float">
            <text:p>3.260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19968361582" calcext:value-type="float">
            <text:p>2.3002</text:p>
          </table:table-cell>
          <table:table-cell office:value-type="float" office:value="2.11344262146893" calcext:value-type="float">
            <text:p>2.11344</text:p>
          </table:table-cell>
          <table:table-cell office:value-type="float" office:value="2.77831240677966" calcext:value-type="float">
            <text:p>2.778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223044067797" calcext:value-type="float">
            <text:p>2.29223</text:p>
          </table:table-cell>
          <table:table-cell office:value-type="float" office:value="2.09595247457627" calcext:value-type="float">
            <text:p>2.09595</text:p>
          </table:table-cell>
          <table:table-cell office:value-type="float" office:value="2.94022210169491" calcext:value-type="float">
            <text:p>2.940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77276836158" calcext:value-type="float">
            <text:p>2.29177</text:p>
          </table:table-cell>
          <table:table-cell office:value-type="float" office:value="2.1550195480226" calcext:value-type="float">
            <text:p>2.15502</text:p>
          </table:table-cell>
          <table:table-cell office:value-type="float" office:value="2.81922522033898" calcext:value-type="float">
            <text:p>2.819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39444067797" calcext:value-type="float">
            <text:p>2.28839</text:p>
          </table:table-cell>
          <table:table-cell office:value-type="float" office:value="2.16882167231638" calcext:value-type="float">
            <text:p>2.16882</text:p>
          </table:table-cell>
          <table:table-cell office:value-type="float" office:value="2.90293884745763" calcext:value-type="float">
            <text:p>2.902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56110734463" calcext:value-type="float">
            <text:p>2.28156</text:p>
          </table:table-cell>
          <table:table-cell office:value-type="float" office:value="2.05365918644068" calcext:value-type="float">
            <text:p>2.05366</text:p>
          </table:table-cell>
          <table:table-cell office:value-type="float" office:value="2.73574562711864" calcext:value-type="float">
            <text:p>2.735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059896045198" calcext:value-type="float">
            <text:p>2.2806</text:p>
          </table:table-cell>
          <table:table-cell office:value-type="float" office:value="2.20457342372881" calcext:value-type="float">
            <text:p>2.20457</text:p>
          </table:table-cell>
          <table:table-cell office:value-type="float" office:value="3.00049193220339" calcext:value-type="float">
            <text:p>3.000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6:.BS30])" office:value-type="float" office:value="2.26785210696799" calcext:value-type="float">
            <text:p>2.26785</text:p>
          </table:table-cell>
          <table:table-cell table:formula="of:=AVERAGE([.BT16:.BT30])" office:value-type="float" office:value="2.24751722937853" calcext:value-type="float">
            <text:p>2.24752</text:p>
          </table:table-cell>
          <table:table-cell table:formula="of:=AVERAGE([.BU16:.BU30])" office:value-type="float" office:value="3.09153093785311" calcext:value-type="float">
            <text:p>3.0915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18449717514" calcext:value-type="float">
            <text:p>2.27618</text:p>
          </table:table-cell>
          <table:table-cell office:value-type="float" office:value="2.25925636158192" calcext:value-type="float">
            <text:p>2.25926</text:p>
          </table:table-cell>
          <table:table-cell office:value-type="float" office:value="3.17117830508475" calcext:value-type="float">
            <text:p>3.171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16:.BS20])" office:value-type="float" office:value="2.2746181559322" calcext:value-type="float">
            <text:p>2.27462</text:p>
          </table:table-cell>
          <table:table-cell table:formula="of:=AVERAGE([.BT16:.BT20])" office:value-type="float" office:value="2.22481472090395" calcext:value-type="float">
            <text:p>2.22481</text:p>
          </table:table-cell>
          <table:table-cell table:formula="of:=AVERAGE([.BU16:.BU20])" office:value-type="float" office:value="3.03190318644068" calcext:value-type="float">
            <text:p>3.031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91477966102" calcext:value-type="float">
            <text:p>2.27391</text:p>
          </table:table-cell>
          <table:table-cell office:value-type="float" office:value="2.22259455367232" calcext:value-type="float">
            <text:p>2.22259</text:p>
          </table:table-cell>
          <table:table-cell office:value-type="float" office:value="2.9274733559322" calcext:value-type="float">
            <text:p>2.927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311624858757" calcext:value-type="float">
            <text:p>2.27312</text:p>
          </table:table-cell>
          <table:table-cell office:value-type="float" office:value="2.20522833898305" calcext:value-type="float">
            <text:p>2.20523</text:p>
          </table:table-cell>
          <table:table-cell office:value-type="float" office:value="3.04126101694915" calcext:value-type="float">
            <text:p>3.04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927629378531" calcext:value-type="float">
            <text:p>2.26928</text:p>
          </table:table-cell>
          <table:table-cell office:value-type="float" office:value="2.23242092655367" calcext:value-type="float">
            <text:p>2.23242</text:p>
          </table:table-cell>
          <table:table-cell office:value-type="float" office:value="3.0191113220339" calcext:value-type="float">
            <text:p>3.019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13453107345" calcext:value-type="float">
            <text:p>2.26913</text:p>
          </table:table-cell>
          <table:table-cell office:value-type="float" office:value="2.31098933333333" calcext:value-type="float">
            <text:p>2.31099</text:p>
          </table:table-cell>
          <table:table-cell office:value-type="float" office:value="3.403248" calcext:value-type="float">
            <text:p>3.403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97918644068" calcext:value-type="float">
            <text:p>2.26898</text:p>
          </table:table-cell>
          <table:table-cell office:value-type="float" office:value="2.17381105084746" calcext:value-type="float">
            <text:p>2.17381</text:p>
          </table:table-cell>
          <table:table-cell office:value-type="float" office:value="2.78820610169492" calcext:value-type="float">
            <text:p>2.788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84101920904" calcext:value-type="float">
            <text:p>2.26841</text:p>
          </table:table-cell>
          <table:table-cell office:value-type="float" office:value="2.22503538983051" calcext:value-type="float">
            <text:p>2.22504</text:p>
          </table:table-cell>
          <table:table-cell office:value-type="float" office:value="2.97524040677966" calcext:value-type="float">
            <text:p>2.975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20395480226" calcext:value-type="float">
            <text:p>2.2672</text:p>
          </table:table-cell>
          <table:table-cell office:value-type="float" office:value="2.26287016949153" calcext:value-type="float">
            <text:p>2.26287</text:p>
          </table:table-cell>
          <table:table-cell office:value-type="float" office:value="3.28932230508475" calcext:value-type="float">
            <text:p>3.289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49866666667" calcext:value-type="float">
            <text:p>2.2645</text:p>
          </table:table-cell>
          <table:table-cell office:value-type="float" office:value="2.23582363841808" calcext:value-type="float">
            <text:p>2.23582</text:p>
          </table:table-cell>
          <table:table-cell office:value-type="float" office:value="3.08358671186441" calcext:value-type="float">
            <text:p>3.083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84341242938" calcext:value-type="float">
            <text:p>2.26384</text:p>
          </table:table-cell>
          <table:table-cell office:value-type="float" office:value="2.2337310960452" calcext:value-type="float">
            <text:p>2.23373</text:p>
          </table:table-cell>
          <table:table-cell office:value-type="float" office:value="3.03948691525424" calcext:value-type="float">
            <text:p>3.039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87066666667" calcext:value-type="float">
            <text:p>2.26287</text:p>
          </table:table-cell>
          <table:table-cell office:value-type="float" office:value="2.22847202259887" calcext:value-type="float">
            <text:p>2.22847</text:p>
          </table:table-cell>
          <table:table-cell office:value-type="float" office:value="2.97563037288136" calcext:value-type="float">
            <text:p>2.97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1237740113" calcext:value-type="float">
            <text:p>2.28012</text:p>
          </table:table-cell>
          <table:table-cell office:value-type="float" office:value="2.2624255819209" calcext:value-type="float">
            <text:p>2.26243</text:p>
          </table:table-cell>
          <table:table-cell office:value-type="float" office:value="3.12788094915254" calcext:value-type="float">
            <text:p>3.127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77444067797" calcext:value-type="float">
            <text:p>2.25077</text:p>
          </table:table-cell>
          <table:table-cell office:value-type="float" office:value="2.31629907344633" calcext:value-type="float">
            <text:p>2.3163</text:p>
          </table:table-cell>
          <table:table-cell office:value-type="float" office:value="3.25705654237288" calcext:value-type="float">
            <text:p>3.257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852" calcext:value-type="float">
            <text:p>2.24885</text:p>
          </table:table-cell>
          <table:table-cell office:value-type="float" office:value="2.33922748022599" calcext:value-type="float">
            <text:p>2.33923</text:p>
          </table:table-cell>
          <table:table-cell office:value-type="float" office:value="3.27378983050847" calcext:value-type="float">
            <text:p>3.273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70931073446" calcext:value-type="float">
            <text:p>2.26971</text:p>
          </table:table-cell>
          <table:table-cell office:value-type="float" office:value="2.24534908474576" calcext:value-type="float">
            <text:p>2.24535</text:p>
          </table:table-cell>
          <table:table-cell office:value-type="float" office:value="3.04684908474576" calcext:value-type="float">
            <text:p>3.046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31:.BS45])" office:value-type="float" office:value="2.24058708399247" calcext:value-type="float">
            <text:p>2.24059</text:p>
          </table:table-cell>
          <table:table-cell table:formula="of:=AVERAGE([.BT31:.BT45])" office:value-type="float" office:value="2.27152755103578" calcext:value-type="float">
            <text:p>2.27153</text:p>
          </table:table-cell>
          <table:table-cell table:formula="of:=AVERAGE([.BU31:.BU45])" office:value-type="float" office:value="3.09967517288136" calcext:value-type="float">
            <text:p>3.09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73412429379" calcext:value-type="float">
            <text:p>2.24473</text:p>
          </table:table-cell>
          <table:table-cell office:value-type="float" office:value="2.29722745762712" calcext:value-type="float">
            <text:p>2.29723</text:p>
          </table:table-cell>
          <table:table-cell office:value-type="float" office:value="3.01528623728814" calcext:value-type="float">
            <text:p>3.01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31:.BS35])" office:value-type="float" office:value="2.24745750508475" calcext:value-type="float">
            <text:p>2.24746</text:p>
          </table:table-cell>
          <table:table-cell table:formula="of:=AVERAGE([.BT31:.BT35])" office:value-type="float" office:value="2.29368249943503" calcext:value-type="float">
            <text:p>2.29368</text:p>
          </table:table-cell>
          <table:table-cell table:formula="of:=AVERAGE([.BU31:.BU35])" office:value-type="float" office:value="3.11285082033898" calcext:value-type="float">
            <text:p>3.1128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47127683616" calcext:value-type="float">
            <text:p>2.24347</text:p>
          </table:table-cell>
          <table:table-cell office:value-type="float" office:value="2.36717206779661" calcext:value-type="float">
            <text:p>2.36717</text:p>
          </table:table-cell>
          <table:table-cell office:value-type="float" office:value="3.30698630508475" calcext:value-type="float">
            <text:p>3.306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13209039548" calcext:value-type="float">
            <text:p>2.24013</text:p>
          </table:table-cell>
          <table:table-cell office:value-type="float" office:value="2.24817468926554" calcext:value-type="float">
            <text:p>2.24817</text:p>
          </table:table-cell>
          <table:table-cell office:value-type="float" office:value="3.09087783050847" calcext:value-type="float">
            <text:p>3.09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924072316384" calcext:value-type="float">
            <text:p>2.23924</text:p>
          </table:table-cell>
          <table:table-cell office:value-type="float" office:value="2.31048919774011" calcext:value-type="float">
            <text:p>2.31049</text:p>
          </table:table-cell>
          <table:table-cell office:value-type="float" office:value="3.1042546440678" calcext:value-type="float">
            <text:p>3.104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842388700565" calcext:value-type="float">
            <text:p>2.23842</text:p>
          </table:table-cell>
          <table:table-cell office:value-type="float" office:value="2.27587439548023" calcext:value-type="float">
            <text:p>2.27587</text:p>
          </table:table-cell>
          <table:table-cell office:value-type="float" office:value="3.22090549152542" calcext:value-type="float">
            <text:p>3.22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50771299435" calcext:value-type="float">
            <text:p>2.23508</text:p>
          </table:table-cell>
          <table:table-cell office:value-type="float" office:value="2.18029306214689" calcext:value-type="float">
            <text:p>2.18029</text:p>
          </table:table-cell>
          <table:table-cell office:value-type="float" office:value="2.79187959322034" calcext:value-type="float">
            <text:p>2.791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264461016949" calcext:value-type="float">
            <text:p>2.26264</text:p>
          </table:table-cell>
          <table:table-cell office:value-type="float" office:value="2.23434574011299" calcext:value-type="float">
            <text:p>2.23435</text:p>
          </table:table-cell>
          <table:table-cell office:value-type="float" office:value="3.13069803389831" calcext:value-type="float">
            <text:p>3.13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3875706215" calcext:value-type="float">
            <text:p>2.22984</text:p>
          </table:table-cell>
          <table:table-cell office:value-type="float" office:value="2.23194474576271" calcext:value-type="float">
            <text:p>2.23194</text:p>
          </table:table-cell>
          <table:table-cell office:value-type="float" office:value="2.88026088135593" calcext:value-type="float">
            <text:p>2.880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46449039548" calcext:value-type="float">
            <text:p>2.22464</text:p>
          </table:table-cell>
          <table:table-cell office:value-type="float" office:value="2.26415857627119" calcext:value-type="float">
            <text:p>2.26416</text:p>
          </table:table-cell>
          <table:table-cell office:value-type="float" office:value="3.10588420338983" calcext:value-type="float">
            <text:p>3.10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450872316384" calcext:value-type="float">
            <text:p>2.22451</text:p>
          </table:table-cell>
          <table:table-cell office:value-type="float" office:value="2.22885505084746" calcext:value-type="float">
            <text:p>2.22886</text:p>
          </table:table-cell>
          <table:table-cell office:value-type="float" office:value="3.013744" calcext:value-type="float">
            <text:p>3.013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399692655367" calcext:value-type="float">
            <text:p>2.224</text:p>
          </table:table-cell>
          <table:table-cell office:value-type="float" office:value="2.28422268926554" calcext:value-type="float">
            <text:p>2.28422</text:p>
          </table:table-cell>
          <table:table-cell office:value-type="float" office:value="3.03449681355932" calcext:value-type="float">
            <text:p>3.0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7281355932" calcext:value-type="float">
            <text:p>2.22177</text:p>
          </table:table-cell>
          <table:table-cell office:value-type="float" office:value="2.3741060338983" calcext:value-type="float">
            <text:p>2.37411</text:p>
          </table:table-cell>
          <table:table-cell office:value-type="float" office:value="3.40460257627119" calcext:value-type="float">
            <text:p>3.40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97233898305" calcext:value-type="float">
            <text:p>2.21997</text:p>
          </table:table-cell>
          <table:table-cell office:value-type="float" office:value="2.31171606779661" calcext:value-type="float">
            <text:p>2.31172</text:p>
          </table:table-cell>
          <table:table-cell office:value-type="float" office:value="3.32300013559322" calcext:value-type="float">
            <text:p>3.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6386440678" calcext:value-type="float">
            <text:p>2.29064</text:p>
          </table:table-cell>
          <table:table-cell office:value-type="float" office:value="2.21898440677966" calcext:value-type="float">
            <text:p>2.21898</text:p>
          </table:table-cell>
          <table:table-cell office:value-type="float" office:value="3.02540176271186" calcext:value-type="float">
            <text:p>3.0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81057627119" calcext:value-type="float">
            <text:p>2.21781</text:p>
          </table:table-cell>
          <table:table-cell office:value-type="float" office:value="2.26605520903955" calcext:value-type="float">
            <text:p>2.26606</text:p>
          </table:table-cell>
          <table:table-cell office:value-type="float" office:value="2.87229342372881" calcext:value-type="float">
            <text:p>2.872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46:.BS60])" office:value-type="float" office:value="2.22297783804143" calcext:value-type="float">
            <text:p>2.22298</text:p>
          </table:table-cell>
          <table:table-cell table:formula="of:=AVERAGE([.BT46:.BT60])" office:value-type="float" office:value="2.3042174613936" calcext:value-type="float">
            <text:p>2.30422</text:p>
          </table:table-cell>
          <table:table-cell table:formula="of:=AVERAGE([.BU46:.BU60])" office:value-type="float" office:value="3.11329328813559" calcext:value-type="float">
            <text:p>3.1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77055367232" calcext:value-type="float">
            <text:p>2.21377</text:p>
          </table:table-cell>
          <table:table-cell office:value-type="float" office:value="2.34420716384181" calcext:value-type="float">
            <text:p>2.34421</text:p>
          </table:table-cell>
          <table:table-cell office:value-type="float" office:value="3.06262562711864" calcext:value-type="float">
            <text:p>3.062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46:.BS50])" office:value-type="float" office:value="2.23849181920904" calcext:value-type="float">
            <text:p>2.23849</text:p>
          </table:table-cell>
          <table:table-cell table:formula="of:=AVERAGE([.BT46:.BT50])" office:value-type="float" office:value="2.25378015819209" calcext:value-type="float">
            <text:p>2.25378</text:p>
          </table:table-cell>
          <table:table-cell table:formula="of:=AVERAGE([.BU46:.BU50])" office:value-type="float" office:value="2.97508040677966" calcext:value-type="float">
            <text:p>2.97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70122033898" calcext:value-type="float">
            <text:p>2.2067</text:p>
          </table:table-cell>
          <table:table-cell office:value-type="float" office:value="2.26596630508475" calcext:value-type="float">
            <text:p>2.26597</text:p>
          </table:table-cell>
          <table:table-cell office:value-type="float" office:value="3.03137816949153" calcext:value-type="float">
            <text:p>3.031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48700564972" calcext:value-type="float">
            <text:p>2.25349</text:p>
          </table:table-cell>
          <table:table-cell office:value-type="float" office:value="2.20101502824859" calcext:value-type="float">
            <text:p>2.20102</text:p>
          </table:table-cell>
          <table:table-cell office:value-type="float" office:value="2.85014074576271" calcext:value-type="float">
            <text:p>2.850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68974011299" calcext:value-type="float">
            <text:p>2.30069</text:p>
          </table:table-cell>
          <table:table-cell office:value-type="float" office:value="2.19165708474576" calcext:value-type="float">
            <text:p>2.19166</text:p>
          </table:table-cell>
          <table:table-cell office:value-type="float" office:value="3.05896406779661" calcext:value-type="float">
            <text:p>3.058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58517514124" calcext:value-type="float">
            <text:p>2.29459</text:p>
          </table:table-cell>
          <table:table-cell office:value-type="float" office:value="2.18695172881356" calcext:value-type="float">
            <text:p>2.18695</text:p>
          </table:table-cell>
          <table:table-cell office:value-type="float" office:value="3.06965071186441" calcext:value-type="float">
            <text:p>3.069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398960451977" calcext:value-type="float">
            <text:p>2.18399</text:p>
          </table:table-cell>
          <table:table-cell office:value-type="float" office:value="2.38428734463277" calcext:value-type="float">
            <text:p>2.38429</text:p>
          </table:table-cell>
          <table:table-cell office:value-type="float" office:value="3.24588122033898" calcext:value-type="float">
            <text:p>3.245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78481355932" calcext:value-type="float">
            <text:p>2.17578</text:p>
          </table:table-cell>
          <table:table-cell office:value-type="float" office:value="2.51376334463277" calcext:value-type="float">
            <text:p>2.51376</text:p>
          </table:table-cell>
          <table:table-cell office:value-type="float" office:value="3.612224" calcext:value-type="float">
            <text:p>3.612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81731073446" calcext:value-type="float">
            <text:p>2.28082</text:p>
          </table:table-cell>
          <table:table-cell office:value-type="float" office:value="2.17435561581921" calcext:value-type="float">
            <text:p>2.17436</text:p>
          </table:table-cell>
          <table:table-cell office:value-type="float" office:value="2.89055891525424" calcext:value-type="float">
            <text:p>2.890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865970621469" calcext:value-type="float">
            <text:p>2.15866</text:p>
          </table:table-cell>
          <table:table-cell office:value-type="float" office:value="2.43783575141243" calcext:value-type="float">
            <text:p>2.43784</text:p>
          </table:table-cell>
          <table:table-cell office:value-type="float" office:value="3.37517044067797" calcext:value-type="float">
            <text:p>3.375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4432142372881" calcext:value-type="float">
            <text:p>2.14432</text:p>
          </table:table-cell>
          <table:table-cell office:value-type="float" office:value="2.4298764519774" calcext:value-type="float">
            <text:p>2.42988</text:p>
          </table:table-cell>
          <table:table-cell office:value-type="float" office:value="3.31976027118644" calcext:value-type="float">
            <text:p>3.31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18666666667" calcext:value-type="float">
            <text:p>2.14419</text:p>
          </table:table-cell>
          <table:table-cell office:value-type="float" office:value="2.54987751412429" calcext:value-type="float">
            <text:p>2.54988</text:p>
          </table:table-cell>
          <table:table-cell office:value-type="float" office:value="3.61838454237288" calcext:value-type="float">
            <text:p>3.618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90929039548" calcext:value-type="float">
            <text:p>2.30909</text:p>
          </table:table-cell>
          <table:table-cell office:value-type="float" office:value="2.13470036158192" calcext:value-type="float">
            <text:p>2.1347</text:p>
          </table:table-cell>
          <table:table-cell office:value-type="float" office:value="2.90160786440678" calcext:value-type="float">
            <text:p>2.901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40289265537" calcext:value-type="float">
            <text:p>2.1284</text:p>
          </table:table-cell>
          <table:table-cell office:value-type="float" office:value="2.39466741242938" calcext:value-type="float">
            <text:p>2.39467</text:p>
          </table:table-cell>
          <table:table-cell office:value-type="float" office:value="3.03662074576271" calcext:value-type="float">
            <text:p>3.036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36797740113" calcext:value-type="float">
            <text:p>2.33237</text:p>
          </table:table-cell>
          <table:table-cell office:value-type="float" office:value="2.08804560451977" calcext:value-type="float">
            <text:p>2.08805</text:p>
          </table:table-cell>
          <table:table-cell office:value-type="float" office:value="2.75413857627119" calcext:value-type="float">
            <text:p>2.75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0" calcext:value-type="float">
            <text:p>0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5" calcext:value-type="float">
            <text:p>5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0" calcext:value-type="float">
            <text:p>0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0" calcext:value-type="float">
            <text:p>0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9:37.712904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20:02.27501677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10" meta:object-count="0"/>
  </office:meta>
</office:document-meta>
</file>